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da" fo:country="DK" style:font-size-asian="10pt" style:font-size-complex="10pt"/>
    </style:style>
    <style:style style:name="P2" style:family="paragraph" style:parent-style-name="Standard">
      <style:text-properties fo:font-size="10pt" fo:language="da" fo:country="DK" officeooo:rsid="001b9d64" officeooo:paragraph-rsid="001b9d64" style:font-size-asian="10pt" style:font-size-complex="10pt"/>
    </style:style>
    <style:style style:name="P3" style:family="paragraph" style:parent-style-name="Standard">
      <style:text-properties fo:font-size="10pt" fo:language="da" fo:country="DK" officeooo:paragraph-rsid="001960c0" style:font-size-asian="10pt" style:font-size-complex="10pt"/>
    </style:style>
    <style:style style:name="P4" style:family="paragraph" style:parent-style-name="Standard">
      <style:text-properties fo:font-size="10pt" fo:language="da" fo:country="DK" officeooo:paragraph-rsid="001b3bed" style:font-size-asian="10pt" style:font-size-complex="10pt"/>
    </style:style>
    <style:style style:name="P5" style:family="paragraph" style:parent-style-name="Standard">
      <style:text-properties fo:font-size="10pt" fo:language="da" fo:country="DK" officeooo:paragraph-rsid="001b9d64" style:font-size-asian="10pt" style:font-size-complex="10pt"/>
    </style:style>
    <style:style style:name="P6" style:family="paragraph" style:parent-style-name="Standard">
      <style:text-properties fo:font-size="10pt" fo:language="da" fo:country="DK" officeooo:rsid="001cdedf" officeooo:paragraph-rsid="001cdedf" style:font-size-asian="10pt" style:font-size-complex="10pt"/>
    </style:style>
    <style:style style:name="P7" style:family="paragraph" style:parent-style-name="Standard">
      <style:text-properties fo:font-size="10pt" fo:language="da" fo:country="DK" officeooo:paragraph-rsid="00213452" style:font-size-asian="10pt" style:font-size-complex="10pt"/>
    </style:style>
    <style:style style:name="P8" style:family="paragraph" style:parent-style-name="Standard">
      <style:text-properties fo:font-size="10pt" fo:language="da" fo:country="DK" officeooo:paragraph-rsid="00275c60" style:font-size-asian="10pt" style:font-size-complex="10pt"/>
    </style:style>
    <style:style style:name="P9" style:family="paragraph" style:parent-style-name="Standard">
      <style:text-properties fo:font-size="10pt" fo:language="da" fo:country="DK" officeooo:rsid="00302835" officeooo:paragraph-rsid="00302835" style:font-size-asian="10pt" style:font-size-complex="10pt"/>
    </style:style>
    <style:style style:name="P10" style:family="paragraph" style:parent-style-name="Standard">
      <style:text-properties fo:font-size="10pt" fo:language="da" fo:country="DK" fo:font-style="italic" officeooo:rsid="001b3bed" officeooo:paragraph-rsid="001b3bed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language="da" fo:country="DK" fo:font-style="italic" officeooo:rsid="001cdedf" officeooo:paragraph-rsid="001cdedf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language="da" fo:country="DK" fo:font-style="italic" officeooo:rsid="00275c60" officeooo:paragraph-rsid="00275c60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language="da" fo:country="DK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language="da" fo:country="DK" fo:font-weight="bold" officeooo:rsid="00213452" officeooo:paragraph-rsid="00213452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language="da" fo:country="DK" fo:font-weight="bold" officeooo:rsid="001b9d64" officeooo:paragraph-rsid="001b9d64" style:font-size-asian="10pt" style:font-weight-asian="bold" style:font-size-complex="10pt" style:font-weight-complex="bold"/>
    </style:style>
    <style:style style:name="P16" style:family="paragraph" style:parent-style-name="Standard">
      <style:text-properties fo:language="da" fo:country="DK"/>
    </style:style>
    <style:style style:name="P17" style:family="paragraph" style:parent-style-name="Standard">
      <style:text-properties fo:language="da" fo:country="DK" officeooo:paragraph-rsid="001b3bed"/>
    </style:style>
    <style:style style:name="P18" style:family="paragraph" style:parent-style-name="Standard">
      <style:text-properties fo:language="da" fo:country="DK" officeooo:paragraph-rsid="001cdedf"/>
    </style:style>
    <style:style style:name="P19" style:family="paragraph" style:parent-style-name="Standard">
      <style:text-properties officeooo:paragraph-rsid="001dcfad"/>
    </style:style>
    <style:style style:name="P20" style:family="paragraph" style:parent-style-name="Standard">
      <style:text-properties officeooo:paragraph-rsid="001b9d64"/>
    </style:style>
    <style:style style:name="P21" style:family="paragraph" style:parent-style-name="Standard">
      <style:text-properties officeooo:paragraph-rsid="001960c0"/>
    </style:style>
    <style:style style:name="P22" style:family="paragraph" style:parent-style-name="Standard">
      <style:text-properties fo:font-size="10pt" officeooo:paragraph-rsid="001960c0" style:font-size-asian="10pt" style:font-size-complex="10pt"/>
    </style:style>
    <style:style style:name="P23" style:family="paragraph" style:parent-style-name="Standard">
      <style:text-properties fo:font-size="10pt" officeooo:paragraph-rsid="0031c6fc" style:font-size-asian="10pt" style:font-size-complex="10pt"/>
    </style:style>
    <style:style style:name="P24" style:family="paragraph" style:parent-style-name="Standard">
      <style:text-properties fo:font-size="10pt" fo:language="da" fo:country="DK" officeooo:rsid="001b3bed" officeooo:paragraph-rsid="0031c6fc" style:font-size-asian="10pt" style:font-size-complex="10pt"/>
    </style:style>
    <style:style style:name="P25" style:family="paragraph" style:parent-style-name="Standard">
      <style:text-properties fo:font-size="10pt" fo:language="da" fo:country="DK" officeooo:rsid="001b3bed" officeooo:paragraph-rsid="001b3bed" style:font-size-asian="10pt" style:font-size-complex="10pt"/>
    </style:style>
    <style:style style:name="P26" style:family="paragraph" style:parent-style-name="Standard">
      <style:text-properties fo:font-size="10pt" fo:language="da" fo:country="DK" officeooo:paragraph-rsid="0032a1d6" style:font-size-asian="10pt" style:font-size-complex="10pt"/>
    </style:style>
    <style:style style:name="T1" style:family="text">
      <style:text-properties officeooo:rsid="001960c0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1960c0"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officeooo:rsid="001960c0" fo:background-color="#ff0000" loext:char-shading-value="0"/>
    </style:style>
    <style:style style:name="T7" style:family="text">
      <style:text-properties officeooo:rsid="001b3be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13452" style:font-size-asian="10pt" style:font-size-complex="10pt"/>
    </style:style>
    <style:style style:name="T10" style:family="text">
      <style:text-properties fo:font-size="10pt" officeooo:rsid="00216368" style:font-size-asian="10pt" style:font-size-complex="10pt"/>
    </style:style>
    <style:style style:name="T11" style:family="text">
      <style:text-properties fo:font-size="10pt" officeooo:rsid="00254e50" style:font-size-asian="10pt" style:font-size-complex="10pt"/>
    </style:style>
    <style:style style:name="T12" style:family="text">
      <style:text-properties fo:font-size="10pt" fo:font-style="italic" officeooo:rsid="001b3bed" fo:background-color="transparent" loext:char-shading-value="0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16368" fo:background-color="transparent" loext:char-shading-value="0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1cdedf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1dcfad" style:font-size-asian="10pt" style:font-style-asian="italic" style:font-size-complex="10pt" style:font-style-complex="italic"/>
    </style:style>
    <style:style style:name="T16" style:family="text">
      <style:text-properties fo:font-size="10pt" fo:language="da" fo:country="DK" fo:font-style="italic" officeooo:rsid="001dcfad" style:font-size-asian="10pt" style:font-style-asian="italic" style:font-size-complex="10pt" style:font-style-complex="italic"/>
    </style:style>
    <style:style style:name="T17" style:family="text">
      <style:text-properties fo:font-size="10pt" fo:language="da" fo:country="DK" fo:font-style="italic" officeooo:rsid="00216368" style:font-size-asian="10pt" style:font-style-asian="italic" style:font-size-complex="10pt" style:font-style-complex="italic"/>
    </style:style>
    <style:style style:name="T18" style:family="text">
      <style:text-properties fo:font-size="10pt" fo:language="da" fo:country="DK" fo:font-style="italic" officeooo:rsid="00213452" style:font-size-asian="10pt" style:font-style-asian="italic" style:font-size-complex="10pt" style:font-style-complex="italic"/>
    </style:style>
    <style:style style:name="T19" style:family="text">
      <style:text-properties fo:font-size="10pt" fo:language="da" fo:country="DK" fo:font-style="italic" officeooo:rsid="002fc6e5" style:font-size-asian="10pt" style:font-style-asian="italic" style:font-size-complex="10pt" style:font-style-complex="italic"/>
    </style:style>
    <style:style style:name="T20" style:family="text">
      <style:text-properties fo:font-size="10pt" fo:language="da" fo:country="DK" style:font-size-asian="10pt" style:font-size-complex="10pt"/>
    </style:style>
    <style:style style:name="T21" style:family="text">
      <style:text-properties fo:font-size="10pt" fo:language="da" fo:country="DK" officeooo:rsid="002dca68" style:font-size-asian="10pt" style:font-size-complex="10pt"/>
    </style:style>
    <style:style style:name="T22" style:family="text">
      <style:text-properties fo:font-size="10pt" fo:language="da" fo:country="DK" officeooo:rsid="00301dfc" style:font-size-asian="10pt" style:font-size-complex="10pt"/>
    </style:style>
    <style:style style:name="T23" style:family="text">
      <style:text-properties fo:font-size="10pt" fo:language="da" fo:country="DK" fo:background-color="#ff0000" loext:char-shading-value="0" style:font-size-asian="10pt" style:font-size-complex="10pt"/>
    </style:style>
    <style:style style:name="T24" style:family="text">
      <style:text-properties fo:font-size="10pt" fo:language="da" fo:country="DK" officeooo:rsid="002dca68" fo:background-color="#ff0000" loext:char-shading-value="0" style:font-size-asian="10pt" style:font-size-complex="10pt"/>
    </style:style>
    <style:style style:name="T25" style:family="text">
      <style:text-properties officeooo:rsid="001b9d64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960c0" fo:background-color="transparent" loext:char-shading-value="0"/>
    </style:style>
    <style:style style:name="T28" style:family="text">
      <style:text-properties officeooo:rsid="001cdedf"/>
    </style:style>
    <style:style style:name="T29" style:family="text">
      <style:text-properties officeooo:rsid="00213452"/>
    </style:style>
    <style:style style:name="T30" style:family="text">
      <style:text-properties officeooo:rsid="00216368"/>
    </style:style>
    <style:style style:name="T31" style:family="text">
      <style:text-properties officeooo:rsid="00232f7d"/>
    </style:style>
    <style:style style:name="T32" style:family="text">
      <style:text-properties officeooo:rsid="0023d777"/>
    </style:style>
    <style:style style:name="T33" style:family="text">
      <style:text-properties style:use-window-font-color="true" fo:font-size="10pt" fo:language="da" fo:country="DK" officeooo:rsid="001b9d64" fo:background-color="transparent" loext:char-shading-value="0" style:font-size-asian="10pt" style:font-size-complex="10pt"/>
    </style:style>
    <style:style style:name="T34" style:family="text">
      <style:text-properties style:use-window-font-color="true" fo:font-size="10pt" fo:language="da" fo:country="DK" officeooo:rsid="002cd7a0" fo:background-color="transparent" loext:char-shading-value="0" style:font-size-asian="10pt" style:font-size-complex="10pt"/>
    </style:style>
    <style:style style:name="T35" style:family="text">
      <style:text-properties style:use-window-font-color="true" fo:font-size="10pt" fo:language="da" fo:country="DK" officeooo:rsid="002aeac5" fo:background-color="transparent" loext:char-shading-value="0" style:font-size-asian="10pt" style:font-size-complex="10pt"/>
    </style:style>
    <style:style style:name="T36" style:family="text">
      <style:text-properties officeooo:rsid="0031c6fc"/>
    </style:style>
    <style:style style:name="T37" style:family="text">
      <style:text-properties officeooo:rsid="0032a1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ksempler på <text:span text:style-name="T31">kontekst-tjek</text:span></text:p>
      <text:p text:style-name="P1"/>
      <text:p text:style-name="P12"># Godtages fordi det er et valid CPR der opfylder Modulus 11 tjek.</text:p>
      <text:p text:style-name="P8"><text:span text:style-name="T1">Anders And </text:span><text:span text:style-name="T2">111111-1118</text:span></text:p>
      <text:p text:style-name="P10"># godtages fordi der indgår cpr i linjen</text:p>
      <text:p text:style-name="P1"><text:span text:style-name="T1">Anders And, cpr: </text:span>[<text:span text:style-name="T2">111111-1118</text:span></text:p>
      <text:p text:style-name="P17"><text:span text:style-name="T12"># godtages fordi </text:span><text:span text:style-name="T13">parenteser</text:span><text:span text:style-name="T12"> er balanceret</text:span></text:p>
      <text:p text:style-name="P3"><text:span text:style-name="T1">Anders And, </text:span>[<text:span text:style-name="T2">111111-1118</text:span><text:span text:style-name="T1">], Paradisæblevej 111</text:span></text:p>
      <text:p text:style-name="P25"># godtages ikke fordi <text:span text:style-name="T30">parenteser</text:span> er ubalanceret.</text:p>
      <text:p text:style-name="P22">Anders <text:span text:style-name="T36">[</text:span><text:span text:style-name="T5">111111-1118 </text:span>And<text:span text:style-name="T36">]</text:span>, Andeby</text:p>
      <text:p text:style-name="P24"># godtages fordi <text:span text:style-name="T36">der tillades ekstra ord ved runde</text:span> <text:span text:style-name="T30">parenteser.</text:span></text:p>
      <text:p text:style-name="P23">Anders (<text:span text:style-name="T4">111111-1118 </text:span>And), Andeby</text:p>
      <text:p text:style-name="P2"># godtages ikke fordi foranstående ord er et tal, der IKKE opfylder kriterium for CPR</text:p>
      <text:p text:style-name="P4"><text:span text:style-name="T1">Anders And </text:span><text:span text:style-name="T7">113</text:span><text:span text:style-name="T1"> </text:span><text:span text:style-name="T5">111111-1118</text:span></text:p>
      <text:p text:style-name="P20"><text:span text:style-name="T33"># godtages fordi bagvedstående/foranstående </text:span><text:span text:style-name="T34">ord</text:span><text:span text:style-name="T35"> </text:span><text:span text:style-name="T33">opfylder kriterium for CPR</text:span></text:p>
      <text:p text:style-name="P5"><text:span text:style-name="T1">Anders An</text:span><text:span text:style-name="T27">d </text:span><text:span text:style-name="T2">111111-1118</text:span><text:span text:style-name="T26"> </text:span><text:span text:style-name="T2">111111-1118</text:span></text:p>
      <text:p text:style-name="P6"># Første CPR godtages ikke, fordi foranstående <text:span text:style-name="T32">ord</text:span> er en variation af P-nr.</text:p>
      <text:p text:style-name="P4">Vejstrand Kommune, Børn<text:span text:style-name="T28">e</text:span>- og Ungeforvaltningen. P-nummer: <text:span text:style-name="T6">111111-1118,</text:span><text:span text:style-name="T1"> </text:span><text:span text:style-name="T3">111111-1118</text:span></text:p>
      <text:p text:style-name="P3"/>
      <text:p text:style-name="P18"><text:span text:style-name="T14"># godtages ikke fordi </text:span><text:span text:style-name="T15">foranstående</text:span><text:span text:style-name="T14"> ord er et mix af store og små bogstaver</text:span></text:p>
      <text:p text:style-name="P1">"HOST/ARB08B200319.intra.coop"], "uSNChanged": [<text:span text:style-name="T5">111111-1118</text:span>], "uSNCreated": [662950], "userAccountControl": </text:p>
      <text:p text:style-name="P11"># godtages ikke pga. ubalanceret <text:span text:style-name="T30">parenteser</text:span></text:p>
      <text:p text:style-name="P21"><text:span text:style-name="T20">730400 0 0 WET} {</text:span><text:span text:style-name="T23">111111-1118</text:span><text:span text:style-name="T20"> 3600 1 WEST} </text:span><text:span text:style-name="T22">[</text:span><text:span text:style-name="T23">111111-1118</text:span><text:span text:style-name="T20"> 0 0 WET</text:span><text:span text:style-name="T22">]</text:span><text:span text:style-name="T20"> </text:span><text:span text:style-name="T22">(</text:span><text:span text:style-name="T23">111111-1118 </text:span><text:span text:style-name="T20">3600 1 WEST</text:span><text:span text:style-name="T22">)</text:span><text:span text:style-name="T20"> {213762</text:span></text:p>
      <text:p text:style-name="P19"><text:span text:style-name="T16"># godtages ikke pga foranstående </text:span><text:span text:style-name="T19">er</text:span><text:span text:style-name="T16"> unær operatør(dvs. </text:span><text:span text:style-name="T17">f</text:span><text:span text:style-name="T16">ortegns-minus. </text:span><text:span text:style-name="T18">På eng: unary</text:span><text:span text:style-name="T16">) </text:span><text:span text:style-name="T19">eller specialsymbol</text:span></text:p>
      <text:p text:style-name="P21"><text:span text:style-name="T20">16768 0 LMT} {-</text:span><text:span text:style-name="T23">111111-1118</text:span><text:span text:style-name="T20">} {</text:span><text:span text:style-name="T21">+</text:span><text:span text:style-name="T23">111111-1118</text:span><text:span text:style-name="T20">} </text:span><text:span text:style-name="T21">(#</text:span><text:span text:style-name="T23">111111-1118</text:span><text:span text:style-name="T24">)</text:span></text:p>
      <text:p text:style-name="P3"/>
      <text:p text:style-name="P1"/>
      <text:p text:style-name="P13">Følgende kriterier undersøges</text:p>
      <text:p text:style-name="P9">Kontekst består af de 15 foranstående/bagvedstående tegn og undersøges efter følgende heuristik, for at estimere en <text:span text:style-name="T30">sandsynlighed</text:span> om et 10-cifret nummer der opfylder modulus 11, rent faktisk er et CPR-nummber.</text:p>
      <text:p text:style-name="P1"/>
      <text:p text:style-name="P1">- <text:span text:style-name="T37">indgår ”</text:span>p-nr:” eller variant deraf <text:span text:style-name="T37">noget sted i teksten</text:span></text:p>
      <text:p text:style-name="P1">- Er der unær operator før eller efter, fx -11111111-1118 <text:span text:style-name="T29">eller 111111-1118+</text:span></text:p>
      <text:p text:style-name="P1">- Er der ubalanceret symboler eller <text:span text:style-name="T30">parenteser</text:span> omkring, fx [11111111-1118 Men [11111111-1118] vil være ok.</text:p>
      <text:p text:style-name="P16"><text:span text:style-name="T8">- Kommer der et tal - der ikke ligner et CPR før eller efter, fx 1</text:span><text:span text:style-name="T9">13</text:span><text:span text:style-name="T8"> 11111111-1118</text:span></text:p>
      <text:p text:style-name="P1">- Er ord før eller efter ikke ’alle små’-, ’stort begyndelsesbogstav’ eller ’alle caps’, fx uSNChanged 11111111-1118</text:p>
      <text:p text:style-name="P16"><text:span text:style-name="T9">resulterer </text:span><text:span text:style-name="T11">alle</text:span><text:span text:style-name="T9"> i</text:span><text:span text:style-name="T8"> </text:span><text:span text:style-name="T10">sandsynlighed</text:span><text:span text:style-name="T8">=0. </text:span></text:p>
      <text:p text:style-name="P1"/>
      <text:p text:style-name="P1"/>
      <text:p text:style-name="P1">- indeholder ord før "cpr", fx Anders CPR-nr 11111111-1118</text:p>
      <text:p text:style-name="P7"><text:span text:style-name="T29">resulterer i</text:span> <text:s/><text:span text:style-name="T30">sandsynlighed</text:span>=1 </text:p>
      <text:p text:style-name="P1"/>
      <text:p text:style-name="P14">Følgende symboler undersøges</text:p>
      <text:p text:style-name="P1">- un<text:span text:style-name="T29">ær</text:span> operat<text:span text:style-name="T29">ører </text:span>"+", "-"</text:p>
      <text:p text:style-name="P1">- <text:span text:style-name="T30">parenteser</text:span> "(", "[", "{", "&lt;", "&lt;?", "&lt;%", "/*"</text:p>
      <text:p text:style-name="P26">- symboler "!", "#", "%"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20:05:12.122443345</meta:creation-date>
    <dc:date>2021-04-07T14:41:25.602201125</dc:date>
    <meta:editing-duration>PT1H12M9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325" meta:character-count="2228" meta:non-whitespace-character-count="1936"/>
  </office:meta>
</office:document-meta>
</file>